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80300006775000067755CC3A5D304E16F93.svg" manifest:media-type="image/svg+xml"/>
  <manifest:file-entry manifest:full-path="Pictures/10000001000002C3000002C30D0ABCCA958A8A6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center" draw:textarea-vertical-align="middle" fo:min-height="1cm" draw:shadow="hidden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  <style:paragraph-properties fo:text-align="center"/>
      <style:text-properties style:font-name="Arial Rounded MT Bold" fo:font-size="22pt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ath draw:style-name="gr1" draw:text-style-name="P1" draw:layer="layout" svg:width="0.622cm" svg:height="0.669cm" svg:x="1.3cm" svg:y="11.112cm" svg:viewBox="0 0 623 670" svg:d="M453 461c-26 0-50-4-69-12s-35-19-47-35c-14 14-27 24-40 31s-26 10-38 10c-28 0-55-11-80-34s-37-48-37-75c0-47 18-90 55-128 37-39 79-58 126-58 10 0 19 4 26 12s11 17 11 28c0 15-13 26-38 34-34 9-57 20-71 33-21 17-31 44-31 79 0 7 3 14 10 21 8 7 18 11 29 10 22-1 43-21 61-61 17-35 32-52 45-52 11 0 20 4 26 12 7 7 10 17 10 28 0 5-1 13-2 23-2 10-3 17-3 22 0 17 7 27 21 31 6 2 18 3 36 3 35 0 59-8 73-25 13-15 19-40 19-75 0-62-25-112-75-151-45-36-99-54-163-54-73 0-131 28-173 83-37 49-56 112-56 186 0 69 22 128 66 175 46 49 105 74 178 74 20 0 43-4 69-12l66-24c11-4 18-6 22-6 10 0 19 4 27 12 7 9 11 18 11 29 0 24-27 43-81 58-40 11-78 17-114 17-35 0-72-7-109-21-37-13-69-32-96-55-78-67-117-150-117-247 0-96 27-177 80-243 57-69 133-104 228-104 85 0 158 26 219 77 64 54 96 123 96 206 0 57-14 100-42 131-29 31-71 47-128 47z">
            <text:p/>
          </draw:path>
          <draw:path draw:style-name="gr1" draw:text-style-name="P1" draw:layer="layout" svg:width="0.111cm" svg:height="0.573cm" svg:x="2.043cm" svg:y="11.165cm" svg:viewBox="0 0 112 574" svg:d="M0 505v-437c0-23 5-40 15-51 11-11 24-17 40-17 17 0 31 6 41 17 11 11 16 28 16 51v437c0 23-5 41-16 52-10 11-24 17-41 17-16 0-29-6-39-17-11-12-16-29-16-52z">
            <text:p/>
          </draw:path>
          <draw:path draw:style-name="gr1" draw:text-style-name="P1" draw:layer="layout" svg:width="0.486cm" svg:height="0.573cm" svg:x="2.242cm" svg:y="11.165cm" svg:viewBox="0 0 487 574" svg:d="M120 74l126 372 126-375c6-20 11-33 15-41 3-8 8-15 16-21 7-6 18-9 31-9 10 0 18 2 27 7 8 5 14 11 19 19s7 16 7 24c0 6-1 12-2 18-2 7-4 13-6 19s-5 13-7 19l-134 363c-5 14-10 27-15 40-5 12-10 23-16 33-7 9-15 17-26 23-10 6-23 9-38 9s-28-3-39-9c-10-6-18-14-25-23-6-10-12-21-17-34-5-12-9-25-14-39l-132-360c-3-6-5-13-7-19-3-6-5-13-7-20-1-8-2-14-2-19 0-13 5-25 16-35 10-11 23-16 39-16 19 0 32 6 40 18 8 11 16 30 25 56z">
            <text:p/>
          </draw:path>
          <draw:path draw:style-name="gr1" draw:text-style-name="P1" draw:layer="layout" svg:width="0.514cm" svg:height="0.573cm" svg:x="2.733cm" svg:y="11.165cm" svg:viewBox="0 0 515 574" svg:d="M395 502l-27-70h-225l-27 71c-10 28-19 47-26 56-8 10-20 15-36 15-14 0-27-5-38-16-11-10-16-22-16-35 0-7 1-15 4-23 2-8 6-20 12-34l142-360c4-11 9-23 15-38 6-14 12-26 18-36 6-9 15-17 25-23 11-6 24-9 39-9 16 0 29 3 39 9 11 6 19 13 26 23 6 9 12 19 16 30s10 25 17 43l145 358c11 27 17 47 17 60 0 12-5 24-16 35s-24 16-39 16c-9 0-16-2-23-5-6-3-11-7-16-13-4-5-8-13-13-25-5-11-10-21-13-29zM172 348h166l-84-229z">
            <text:p/>
          </draw:path>
          <draw:path draw:style-name="gr1" draw:text-style-name="P1" draw:layer="layout" svg:width="0.464cm" svg:height="0.573cm" svg:x="3.331cm" svg:y="11.165cm" svg:viewBox="0 0 465 574" svg:d="M146 67l216 328v-331c0-21 5-37 14-48s21-16 37-16 29 5 38 16 14 27 14 48v437c0 49-20 73-60 73-11 0-20-1-28-4s-15-8-22-14-14-14-20-22c-6-9-12-17-18-26l-211-323v325c0 21-5 37-15 48s-22 16-38 16-29-5-39-16c-9-11-14-27-14-48v-429c0-18 2-32 6-42 5-12 13-21 24-28s23-11 36-11c10 0 19 2 26 5 8 3 14 8 19 13 6 6 11 13 17 22s12 18 18 27z">
            <text:p/>
          </draw:path>
          <draw:path draw:style-name="gr1" draw:text-style-name="P1" draw:layer="layout" svg:width="0.422cm" svg:height="0.563cm" svg:x="3.919cm" svg:y="11.175cm" svg:viewBox="0 0 423 564" svg:d="M215 339h-103v157c0 22-5 39-16 51-10 11-24 17-40 17-17 0-30-6-41-17-10-12-15-29-15-51v-427c0-25 6-43 17-53 11-11 29-16 54-16h144c43 0 76 3 99 10 22 6 42 17 58 31 17 15 30 33 38 54 9 21 13 45 13 72 0 56-17 99-52 128s-87 44-156 44zM188 84h-76v170h76c26 0 48-3 66-8 18-6 32-15 41-28 9-12 14-29 14-49 0-25-7-45-22-60-16-17-49-25-99-25z">
            <text:p/>
          </draw:path>
          <draw:path draw:style-name="gr1" draw:text-style-name="P1" draw:layer="layout" svg:width="0.543cm" svg:height="0.573cm" svg:x="4.409cm" svg:y="11.165cm" svg:viewBox="0 0 544 574" svg:d="M270 0c58 0 107 12 148 35 42 23 73 57 94 100s32 93 32 151c0 43-6 82-17 117-12 35-29 66-53 91-23 26-51 46-85 60-34 13-73 20-117 20-43 0-82-7-116-21-35-14-63-34-86-59-23-26-41-56-52-92-12-36-18-75-18-117s6-81 18-117c13-35 30-66 54-91 23-25 51-44 84-57 34-13 72-20 114-20zM430 285c0-40-7-76-20-105-13-30-32-53-56-68s-52-23-84-23c-22 0-43 4-62 13-19 8-36 21-49 37-14 16-25 37-33 62s-12 53-12 84c0 32 4 61 12 86 8 26 19 47 34 64 14 17 31 29 50 37 18 9 39 13 62 13 28 0 55-7 79-22 24-14 43-36 58-66 14-30 21-68 21-112z">
            <text:p/>
          </draw:path>
          <draw:path draw:style-name="gr1" draw:text-style-name="P1" draw:layer="layout" svg:width="0.471cm" svg:height="0.563cm" svg:x="4.963cm" svg:y="11.175cm" svg:viewBox="0 0 472 564" svg:d="M414 93h-122v403c0 23-6 40-16 51s-24 17-40 17c-17 0-30-6-41-17-10-11-15-28-15-51v-403h-123c-19 0-34-4-43-13-9-8-14-19-14-33 0-15 5-26 15-34 9-9 23-13 42-13h357c20 0 34 4 44 13 9 9 14 20 14 34s-5 25-14 33c-10 9-24 13-44 13z">
            <text:p/>
          </draw:path>
          <draw:path draw:style-name="gr1" draw:text-style-name="P1" draw:layer="layout" svg:width="0.45cm" svg:height="0.573cm" svg:x="5.458cm" svg:y="11.165cm" svg:viewBox="0 0 451 574" svg:d="M168 505v-176l-135-210c-12-19-21-33-26-44s-7-20-7-28c0-13 5-24 15-33s22-14 37-14 27 4 35 13 20 26 36 52l103 169 105-169c6-10 12-19 16-26s9-14 14-20 11-11 17-14c7-3 14-5 23-5 15 0 26 5 36 14 9 9 14 20 14 32 0 10-2 20-7 29-5 10-13 24-25 41l-139 213v176c0 23-5 41-16 52-10 11-24 17-40 17-17 0-30-6-40-17-11-11-16-28-16-52z">
            <text:p/>
          </draw:path>
          <draw:path draw:style-name="gr1" draw:text-style-name="P1" draw:layer="layout" svg:width="0.396cm" svg:height="0.564cm" svg:x="5.982cm" svg:y="11.165cm" svg:viewBox="0 0 397 565" svg:d="M112 68v405h228c18 0 32 4 42 13s15 20 15 33c0 14-5 25-15 33-9 9-23 13-42 13h-271c-25 0-42-5-53-16s-16-29-16-53v-428c0-23 5-40 15-51s24-17 40-17c17 0 31 6 41 17 11 11 16 28 16 51z">
            <text:p/>
          </draw:path>
          <draw:path draw:style-name="gr1" draw:text-style-name="P1" draw:layer="layout" svg:width="0.111cm" svg:height="0.573cm" svg:x="6.458cm" svg:y="11.165cm" svg:viewBox="0 0 112 574" svg:d="M0 505v-437c0-23 5-40 15-51 11-11 24-17 40-17 17 0 31 6 41 17 11 11 16 28 16 51v437c0 23-5 41-16 52-10 11-24 17-41 17-16 0-29-6-39-17-11-12-16-29-16-52z">
            <text:p/>
          </draw:path>
          <draw:path draw:style-name="gr1" draw:text-style-name="P1" draw:layer="layout" svg:width="0.471cm" svg:height="0.563cm" svg:x="6.642cm" svg:y="11.175cm" svg:viewBox="0 0 472 564" svg:d="M414 93h-122v403c0 23-6 40-16 51s-24 17-40 17c-17 0-30-6-41-17-10-11-15-28-15-51v-403h-123c-19 0-34-4-43-13-9-8-14-19-14-33 0-15 5-26 15-34 9-9 23-13 42-13h357c20 0 34 4 44 13 9 9 14 20 14 34s-5 25-14 33c-10 9-24 13-44 13z">
            <text:p/>
          </draw:path>
          <draw:path draw:style-name="gr1" draw:text-style-name="P1" draw:layer="layout" svg:width="0.494cm" svg:height="0.573cm" svg:x="7.139cm" svg:y="11.165cm" svg:viewBox="0 0 495 574" svg:d="M495 389c0 18-4 37-13 58-9 20-22 40-41 60s-43 36-72 48c-29 13-63 19-101 19-29 0-56-3-80-8-24-6-46-14-65-26-20-12-38-27-54-46-15-18-28-37-38-59-10-21-18-45-23-69-5-25-8-51-8-78 0-45 7-85 20-120 13-36 31-66 55-91 25-25 53-44 86-57 32-13 67-20 104-20 45 0 85 9 120 27s62 40 81 66c18 27 28 52 28 75 0 13-5 24-14 34s-20 15-33 15c-14 0-25-4-32-10-8-7-16-19-24-36-15-27-32-48-52-62-20-13-44-20-73-20-47 0-83 18-111 53-27 35-41 85-41 150 0 43 6 79 18 107 12 29 29 51 52 65 22 14 48 21 78 21 32 0 59-8 82-24 22-16 39-40 50-71 5-14 11-26 18-36 7-9 19-14 34-14 14 0 25 5 35 15 9 9 14 21 14 34z">
            <text:p/>
          </draw:path>
          <draw:path draw:style-name="gr1" draw:text-style-name="P1" draw:layer="layout" svg:width="0.45cm" svg:height="0.573cm" svg:x="7.689cm" svg:y="11.165cm" svg:viewBox="0 0 451 574" svg:d="M168 505v-176l-135-210c-12-19-21-33-26-44s-7-20-7-28c0-13 5-24 15-33s22-14 37-14 27 4 35 13 20 26 36 52l103 169 105-169c6-10 12-19 16-26s9-14 14-20 11-11 17-14c7-3 14-5 23-5 15 0 26 5 36 14 9 9 14 20 14 32 0 10-2 20-7 29-5 10-13 24-25 41l-139 213v176c0 23-5 41-16 52-10 11-24 17-40 17-17 0-30-6-40-17-11-11-16-28-16-52z">
            <text:p/>
          </draw:path>
          <draw:path draw:style-name="gr1" draw:text-style-name="P1" draw:layer="layout" svg:width="0.464cm" svg:height="0.573cm" svg:x="8.216cm" svg:y="11.165cm" svg:viewBox="0 0 465 574" svg:d="M146 67l216 328v-331c0-21 5-37 14-48s21-16 37-16 29 5 38 16 14 27 14 48v437c0 49-20 73-60 73-11 0-20-1-28-4s-15-8-22-14-14-14-20-22c-6-9-12-17-18-26l-211-323v325c0 21-5 37-15 48s-22 16-38 16-29-5-39-16c-9-11-14-27-14-48v-429c0-18 2-32 6-42 5-12 13-21 24-28s23-11 36-11c10 0 19 2 26 5 8 3 14 8 19 13 6 6 11 13 17 22s12 18 18 27z">
            <text:p/>
          </draw:path>
        </draw:g>
        <draw:g>
          <draw:path draw:style-name="gr2" draw:text-style-name="P2" draw:layer="layout" svg:width="9.999cm" svg:height="9.999cm" svg:x="0cm" svg:y="0cm" svg:viewBox="0 0 10000 10000" svg:d="M2422 302v-146c0-89 67-156 155-156h147 9 294 9 147c89 0 156 67 156 156v146h147c89 0 156 68 156 156v147h294v-147c0-88 67-156 156-156h146v-146c0-89 68-156 156-156s156 67 156 156v146 10 146c0 88-68 156-156 156h-147v293h147c88 0 156 69 156 156v147h147c88 0 156 69 156 156 0 89-68 156-156 156h-147v294 9 294h294v-294-9-147c0-89 67-156 156-156h146v-147c0-87 68-156 156-156s157 69 157 156v147 9 147c0 89-69 156-157 156h-146v294h146c88 0 157 67 157 156 0 88-69 155-157 155h-146-10-146-147v294 9 147c0 89-68 156-156 156s-156-67-156-156v-147h-147-147v294 9 147c0 89-67 156-155 156-89 0-156-67-156-156v-147h-147c-89 0-156-67-156-156v-147-9-147c0-88 67-155 156-155h147v-147c0-89 67-156 156-156h146v-294h-146c-89 0-156-67-156-156v-147h-147-147v147c0 89-67 156-156 156s-156-67-156-156v-147-9-147c0-87 67-156 156-156h147v-294h-147c-89 0-156-67-156-156v-146h-147c-89 0-156-68-156-156v-146h-147-147v293 9 146c0 89-67 156-156 156-88 0-155-67-155-156v-146-9-293zM6669 156c0 27-6 54-20 77-14 24-34 44-57 57-24 14-51 22-79 22-27 0-54-8-77-22-24-13-44-33-58-57-13-23-21-50-21-77 0-28 8-55 21-79 14-23 34-43 58-57 23-13 50-20 77-20 28 0 55 7 79 20 23 14 42 34 57 57 13 24 20 51 20 79zM7119 312c-89 0-156-69-156-156 0-89 67-156 156-156h147 9 147c88 0 155 67 155 156v146 10 293 9 293 9 147c0 89-67 156-155 156h-147-9-147-147-9-147c-89 0-156-67-156-156 0-87 67-156 156-156h147v-147c0-87 67-155 156-155h147v-293zM4697 916c-88 0-156-67-156-156 0-87 68-155 156-155h147v-147c0-88 67-156 156-156 88 0 156 68 156 156v147 9 293 9 147c0 89-68 156-156 156-89 0-156-67-156-156v-147zM5449 605v-147c0-88 68-156 156-156h147 9 146c89 0 156 68 156 156s-67 156-156 156h-146v293 9 147c0 89-68 156-156 156s-156-67-156-156v-147-9-293zM6972 458c0 28-6 55-20 78-14 24-34 44-58 57-23 14-51 21-78 21-28 0-54-7-77-21-24-13-44-33-58-57-13-23-21-50-21-78 0-27 8-54 21-78 14-23 34-44 58-57 23-13 50-21 77-21 28 0 55 8 78 21 24 13 43 34 58 57 13 24 20 51 20 78zM6669 760c0 28-6 55-20 79s-34 44-57 57c-24 14-51 20-79 20-27 0-54-6-77-20-24-13-44-33-58-57-13-24-21-51-21-79 0-26 8-53 21-77 14-24 34-44 58-57 23-14 50-21 77-21 28 0 55 7 79 21 23 13 42 33 57 57 13 24 20 51 20 77zM2724 1210v-147c0-87 68-156 156-156 89 0 156 69 156 156v147 9 294 9 147c0 89-67 156-156 156h-147v294h294v-147c0-89 67-156 156-156s156 67 156 156v147 9 147c0 88-67 155-156 155h-147-9-147-147v147c0 89-67 156-156 156-88 0-155-67-155-156v-147-8-294-9-294-9-147c0-89 67-156 155-156h147v-294zM5752 1513v-147c0-87 68-156 155-156 89 0 156 69 156 156v147 9 147c0 89-67 156-156 156-87 0-155-67-155-156v-147zM6357 1513v-147c0-87 67-156 156-156s156 69 156 156v147h294 9 294 9 147c88 0 155 67 155 156v147 9 147c0 88-67 156-155 156-89 0-156-68-156-156v-147h-147-147v147c0 88-67 156-156 156s-156-68-156-156v-147h-147c-89 0-156-67-156-156v-147zM3945 1972c0 28-8 55-22 78-13 24-33 43-57 57-23 14-50 21-77 21-28 0-55-7-79-21-23-14-43-33-57-57-14-23-20-50-20-78 0-27 7-54 20-78 15-23 34-43 57-57 24-13 51-21 79-21 27 0 54 8 77 21 24 14 44 34 57 57 14 24 22 51 22 78zM5761 1972c0 28-7 55-21 78-13 24-33 43-57 57-23 14-51 21-78 21-28 0-54-7-78-21-23-14-44-33-57-57-13-23-21-50-21-78 0-27 8-54 21-78 13-23 34-43 57-57 24-13 51-21 78-21 28 0 55 8 78 21 24 14 44 34 57 57 14 24 21 51 21 78zM5907 2430c-87 0-155-67-155-155 0-89 68-156 155-156h147v-147c0-89 69-156 156-156 89 0 156 67 156 156v147h147c89 0 156 67 156 156 0 88-67 155-156 155h-147v294h147c89 0 156 68 156 156v147 9 294h147c89 0 156 67 156 156s-67 156-156 156h-147v147c0 88-67 156-156 156s-156-68-156-156v-147-9-294-9-294h-147-147v147c0 89-67 156-156 156-87 0-155-67-155-156v-147-9-147c0-88 68-156 155-156h147v-294zM6816 2733c-89 0-156-67-156-156 0-88 67-155 156-155h147v-147c0-89 67-156 156-156 88 0 156 67 156 156v147 8 294 9 147c0 89-68 156-156 156-89 0-156-67-156-156v-147zM458 3036c-88 0-156-67-156-156 0-88 68-156 156-156h147v-147c0-88 68-155 155-155h147 9 294 9 147c89 0 156 67 156 155v147h147c89 0 156 68 156 156 0 89-67 156-156 156h-147v294 9 147c0 89-67 156-156 156-87 0-156-67-156-156v-147h-147-147v294 9 147c0 88-67 156-156 156-87 0-155-68-155-156v-147h-147c-88 0-156-67-156-156s68-156 156-156h147v-294zM1210 2733h-147-147v294h294zM2128 2577c0 27-7 55-21 79s-33 42-57 56c-23 14-51 21-78 21-28 0-54-7-78-21-23-14-43-32-57-56-13-24-21-52-21-79 0-26 8-53 21-77 14-25 34-43 57-57 24-14 51-21 78-21 28 0 55 7 78 21 24 14 43 32 57 57 14 24 21 51 21 77zM7569 2724v-147c0-88 67-155 155-155h147 9 294 9 147c89 0 156 67 156 155 0 89-67 156-156 156h-147v147c0 89-67 156-156 156h-147v294 9 147c0 89-67 156-156 156h-147-8-147c-89 0-156-67-156-156s67-156 156-156h147v-294-9-294zM9083 2724v-147c0-88 67-155 156-155h146 9 294 9 147c88 0 156 67 156 155v147 9 147c0 89-68 156-156 156s-156-67-156-156v-147h-147-147v294 9 294 9 147c0 89-68 156-155 156h-147-9-147c-89 0-156-67-156-156s67-156 156-156h147v-294-9-294zM3036 2880c0 27-7 54-21 78s-33 43-57 57-51 21-78 21-54-7-78-21-42-33-56-57-22-51-22-78 7-54 22-78c13-24 32-42 56-56s51-22 78-22 54 8 78 22 43 32 57 56 21 51 21 78zM5459 2880c0 27-8 54-22 78-13 24-33 43-57 57-23 14-51 21-78 21-28 0-54-7-78-21-23-14-43-33-57-57-13-24-21-51-21-78s8-54 21-78c14-24 34-42 57-56 24-14 51-22 78-22 28 0 55 8 78 22 24 14 44 32 57 56 14 24 22 51 22 78zM2128 3183c0 27-7 53-21 77-14 25-33 44-57 58-23 14-51 21-78 21-28 0-54-7-78-21-23-14-43-33-57-58-13-24-21-50-21-77s8-54 21-78c14-24 34-42 57-57 24-14 51-21 78-21 28 0 55 7 78 21 24 15 43 33 57 57s21 51 21 78zM3027 3330v-147c0-89 67-156 156-156h147 9 147c89 0 156 67 156 156s-67 156-156 156h-147v294h147c89 0 156 67 156 156v147 9 293 9 147c0 88-67 156-156 156s-156-68-156-156v-147-9-293h-147-147-9-147c-88 0-156-68-156-156 0-89 68-156 156-156h147v-294zM8486 3183c0 27-8 53-21 77-14 25-33 44-58 58-24 14-49 21-77 21-27 0-54-7-78-21-25-14-44-33-58-58-14-24-20-50-20-77s7-54 20-78c15-24 33-42 58-57 24-14 50-21 78-21 27 0 53 7 77 21 25 15 44 33 58 57 13 24 21 51 21 78zM4541 3642h-147c-88 0-156-67-156-156s68-156 156-156h147 9 294 9 293 10 293 10 146c88 0 156 67 156 156s-68 156-156 156h-146-10-147-146-10-146-147-9-147-147zM1816 3945h-147c-89 0-156-68-156-156 0-89 67-156 156-156h147 9 294 9 147c88 0 155 67 155 156 0 88-67 156-155 156h-147-9-147-147zM6660 4238v-146c0-89 67-156 156-156h147v-147c0-89 67-156 156-156 88 0 156 67 156 156v147 9 147c0 88-68 155-156 155h-147v294 9 147c0 88-67 156-156 156h-147-9-147c-89 0-156-68-156-156s67-156 156-156h147v-294zM9697 3789c0 27-8 54-21 77-13 24-34 44-57 57-24 14-50 22-78 22-27 0-55-8-78-22-24-13-44-33-57-57-14-23-21-50-21-77 0-28 7-55 21-79 13-23 33-43 57-57 23-14 50-20 78-20 27 0 54 6 78 20 23 14 44 34 57 57 13 24 21 51 21 79zM156 4247c-89 0-156-67-156-155 0-89 67-156 156-156h146 10 146c88 0 156 67 156 156v146h146c89 0 156 68 156 156s-67 156-156 156h-146v147c0 88-68 156-156 156s-156-68-156-156v-147-9-294zM1522 4092c0 26-6 53-20 77s-34 44-57 57c-24 14-51 21-79 21-27 0-54-7-77-21-24-13-44-33-57-57-14-24-22-51-22-77 0-28 8-55 22-79 13-23 33-43 57-57 23-14 50-20 77-20 28 0 55 6 79 20 23 14 42 34 57 57 13 24 20 51 20 79zM1972 4550h-147v147c0 88-67 156-156 156s-156-68-156-156v-147-9-147c0-88 67-156 156-156h147 9 294 9 294v-146c0-89 67-156 155-156 89 0 156 67 156 156v146 9 147c0 88-67 156-156 156h-147v147c0 88-67 156-155 156-89 0-156-68-156-156v-147zM7871 4238v-146c0-89 68-156 156-156h147 9 147c89 0 156 67 156 156 0 88-67 155-156 155h-147v147c0 88-67 156-156 156-88 0-156-68-156-156v-147zM9092 4092c0 26-8 53-22 77-13 24-33 44-57 57-23 14-50 21-77 21-28 0-55-7-79-21-23-13-43-33-57-57s-20-51-20-77c0-28 7-55 20-79 15-23 34-43 57-57 24-14 51-20 79-20 27 0 54 6 77 20 24 14 44 34 57 57 14 24 22 51 22 79zM10000 4092c0 26-8 53-21 77-14 24-34 44-57 57-24 14-50 21-78 21-27 0-55-7-78-21-24-13-44-33-57-57-14-24-21-51-21-77 0-28 7-55 21-79 13-23 33-43 57-57 23-14 50-20 78-20 27 0 54 6 78 20 23 14 43 34 57 57 13 24 21 51 21 79zM9083 4844v-147c0-88 67-156 156-156h146v-147c0-88 68-156 156-156s156 68 156 156v147h147c88 0 156 68 156 156v147 9 293 10 146c0 88-68 157-156 157s-156-69-156-157v-146-10-293h-147-147v147c0 88-68 156-155 156-89 0-156-68-156-156v-147zM3027 5156h-147-147-9-147c-88 0-155-68-155-156 0-89 67-156 155-156h147 9 294v-147c0-88 67-156 156-156s156 68 156 156v147h147c89 0 156 67 156 156v146 10 293 10 146c0 88-67 156-156 156h-147-9-147c-89 0-156-68-156-156s67-156 156-156h147v-293h-147-147zM7422 4853c-89 0-156-68-156-156s67-156 156-156h147 8 147c89 0 156 68 156 156v147 9 147c0 88-67 156-156 156-88 0-155-68-155-156v-147zM8486 4697c0 27-8 54-21 78-14 23-33 43-58 57-24 13-49 21-77 21-27 0-54-8-78-21-25-14-44-34-58-57-14-24-20-51-20-78 0-28 7-55 20-78 15-24 33-44 58-57 24-14 50-21 78-21 27 0 53 7 77 21 25 13 44 33 58 57 13 23 21 50 21 78zM2128 5000c0 27-7 54-21 77-14 24-33 44-57 58-23 13-51 21-78 21-28 0-54-8-78-21-23-14-43-34-57-58-13-23-21-50-21-77 0-28 8-55 21-78 14-24 34-44 57-58 24-13 51-20 78-20 28 0 55 7 78 20 24 14 43 34 57 58 14 23 21 50 21 78zM6963 5146v-146c0-89 67-156 156-156 88 0 156 67 156 156v146h147c88 0 155 68 155 156s-67 157-155 157h-147-9-147c-89 0-156-69-156-157v-146zM8789 5000c0 27-8 54-22 77-13 24-33 44-57 58-23 13-50 21-77 21-28 0-55-8-79-21-23-14-43-34-57-58-14-23-20-50-20-77 0-28 7-55 20-78 15-24 34-44 57-58 24-13 51-20 79-20 27 0 54 7 77 20 24 14 44 34 57 58 14 23 22 50 22 78zM0 5449v-147c0-88 67-156 156-156 87 0 156 68 156 156v147h293v-147c0-88 68-156 155-156h147 9 147c89 0 156 68 156 156v147 10 293 9 146c0 89-67 156-156 156-87 0-156-67-156-156v-146h-147-146v146c0 89-68 156-156 156s-156-67-156-156v-146h-146c-89 0-156-68-156-156v-146zM6357 5449v-147c0-88 67-156 156-156s156 68 156 156v147 10 293h294 9 294 9 147c88 0 155 68 155 155 0 89-67 156-155 156h-147-9-147-147v147c0 89-67 156-156 156s-156-67-156-156v-147h-147c-89 0-156-67-156-156v-146-9-293zM7724 5761c-88 0-155-68-155-156s67-156 155-156h147v-147c0-88 68-156 156-156 89 0 156 68 156 156v147h147c89 0 156 68 156 156s-67 156-156 156h-147v293h294 9 294v-147c0-87 67-155 156-155h147v-147c0-88 67-156 156-156h146 9 147c88 0 156 68 156 156v147 9 146c0 89-68 156-156 156h-147-9-146-147v294 9 147c0 89-68 156-156 156-89 0-156-67-156-156v-147h-147-147-9-147-147-9-147-147-9-147c-88 0-155-67-155-156 0-87 67-156 155-156h147v-293zM1513 5752v-147c0-88 67-156 156-156h147 9 147c88 0 156 68 156 156s-68 156-156 156h-147v146c0 89-67 156-156 156s-156-67-156-156v-146zM2422 6063h-147c-89 0-156-67-156-156 0-87 67-155 156-155h147v-147c0-88 67-156 155-156 89 0 156 68 156 156v147h147c89 0 156 68 156 155 0 89-67 156-156 156h-147-9-147-147zM0 6357v-147c0-87 67-156 156-156 87 0 156 69 156 156v147 9 294 9 294 9 294 9 147c0 88-69 155-156 155-89 0-156-67-156-155v-147-9-294-9-294-9-294zM916 6210c0 28-6 55-20 79-13 23-33 43-57 57s-51 20-79 20c-27 0-53-6-77-20s-44-34-57-57c-14-24-21-51-21-79 0-27 7-54 21-77 13-24 33-44 57-57 24-14 51-22 77-22 28 0 55 8 79 22 24 13 44 33 57 57 14 23 20 50 20 77zM2128 6210c0 28-7 55-21 79-14 23-33 43-57 57-23 14-51 20-78 20-28 0-54-6-78-20-23-14-43-34-57-57-13-24-21-51-21-79 0-27 8-54 21-77 14-24 34-44 57-57 24-14 51-22 78-22 28 0 55 8 78 22 24 13 43 33 57 57 14 23 21 50 21 77zM9385 6660v-147c0-89 68-156 156-156h147v-147c0-87 68-156 156-156s156 69 156 156v147 9 147c0 89-68 156-156 156h-147v147c0 89-68 156-156 156s-156-67-156-156v-147zM1210 6669h-147c-87 0-156-67-156-156s69-156 156-156h147 9 147c89 0 156 67 156 156s-67 156-156 156h-147zM2422 6972h-147-147-9-147c-89 0-156-67-156-156s67-156 156-156h147 9 294v-147c0-89 67-156 155-156 89 0 156 67 156 156v147 9 147c0 89-67 156-156 156h-147zM3027 6660v-147c0-89 67-156 156-156s156 67 156 156v147h147c89 0 156 67 156 156s-67 156-156 156h-147v147c0 88-67 156-156 156h-147v147c0 88-67 155-156 155-88 0-156-67-156-155v-147-9-147c0-89 68-156 156-156h147v-294zM4238 6669h-146c-89 0-156-67-156-156s67-156 156-156h146 9 147c88 0 156 67 156 156s-68 156-156 156h-147zM4541 6963v-147c0-89 68-156 156-156h147v-147c0-89 67-156 156-156h146 10 146c88 0 157 67 157 156v147h293 9 293 9 147c89 0 156 67 156 156s-67 156-156 156h-147v294 9 294h147c89 0 156 67 156 155v147 9 294 9 294h294 9 147c89 0 156 67 156 156s-67 156-156 156h-147-9-147-147v294 9 293h294v-146c0-89 67-156 156-156h147 9 147c88 0 156 67 156 156 0 87-68 155-156 155h-147v294h294 9 294v-294-9-293h-147c-89 0-156-68-156-156v-147-9-294h-147c-89 0-156-67-156-156v-147h-147c-89 0-156-67-156-156v-147-9-294-8-294h-147c-89 0-156-68-156-156 0-89 67-156 156-156h147 9 147c89 0 156 67 156 156v147 9 294 8 294h294v-294-8-294-9-147c0-89 67-156 156-156 88 0 155 67 155 156v147h294 9 294 9 294v-147c0-89 67-156 156-156h147 9 294 9 147c87 0 155 67 155 156 0 88-68 156-155 156h-147-9-147-147v294h147c88 0 156 67 156 155v147 9 294h293v-294-9-294-8-147c0-89 68-156 156-156h147v-147c0-89 68-156 156-156s156 67 156 156v147 9 294 8 147c0 89-68 156-156 156h-147v294h147c88 0 156 67 156 156v147 9 147c0 89-68 156-156 156h-147v147c0 88-68 156-156 156s-156-68-156-156v-147-9-294h-146-147v294 9 147c0 88-68 156-156 156h-147-9-147c-89 0-156-68-156-156v-147h-147-147-9-147-147v294h147c89 0 156 67 156 156v146h147c89 0 156 68 156 156s-67 156-156 156h-147v147c0 88-67 156-156 156h-147-9-147-147-8-147-147-9-147-147-9-147c-89 0-156-68-156-156v-147h-147-147v147c0 88-67 156-156 156-87 0-156-68-156-156v-147-9-294-9-293h-147-146-9-147c-88 0-156-68-156-156 0-89 68-156 156-156h147 9 293v-294-9-294-9-294h-147c-87 0-155-67-155-156v-147-8-294h-147c-88 0-156-68-156-156v-147h-147-146v294h146c88 0 157 67 157 156 0 88-69 155-157 155h-146v147c0 89-68 156-156 156h-147-9-147c-88 0-156-67-156-156 0-88 68-155 156-155h147v-294h-147c-88 0-156-68-156-156v-147zM6669 6513c0 28-6 55-20 79-14 23-34 43-57 57-24 14-51 20-79 20-27 0-54-6-77-20-24-14-44-34-58-57-13-24-21-51-21-79 0-27 8-54 21-77 14-24 34-44 58-58 23-13 50-21 77-21 28 0 55 8 79 21 23 14 42 34 57 58 13 23 20 50 20 77zM7577 6513c0 28-7 55-21 79-14 23-32 43-56 57s-52 20-78 20c-27 0-54-6-78-20s-43-34-57-57c-14-24-21-51-21-79 0-27 6-54 21-77 13-24 33-44 57-58 24-13 51-21 78-21 26 0 54 8 78 21 24 14 43 34 56 58 15 23 21 50 21 77zM605 7266v-147c0-89 68-156 155-156h147 9 147c89 0 156 67 156 156 0 88-67 156-156 156h-147v147c0 88-67 155-156 155-87 0-155-67-155-155v-147zM1825 7119c0 28-6 54-20 78s-34 43-58 57c-23 14-51 21-78 21-28 0-54-7-77-21-24-14-44-33-58-57-13-24-21-50-21-78 0-27 8-54 21-78 14-24 34-43 58-57 23-13 50-21 77-21 28 0 55 8 78 21 24 14 43 33 58 57 13 24 20 51 20 78zM3027 7871v-147c0-88 67-155 156-155h147v-147c0-89 67-156 156-156h147v-147c0-89 67-156 156-156h147 9 147c88 0 155 67 155 156v147h147c88 0 156 67 156 156 0 88-68 155-156 155h-147-9-146-147v147c0 89-68 156-156 156h-147v294 9 294 9 147c0 89-67 156-156 156h-147-9-147c-89 0-156-67-156-156v-147h-147c-88 0-156-67-156-156s68-156 156-156h147v-294zM8477 8183v-9-294-9-294h-147-147-9-147-147-9-147-147v294 9 294 9 294h294 9 294 9 294zM1522 7422c0 26-6 54-20 78s-34 42-57 56c-24 14-51 21-79 21-27 0-54-7-77-21-24-14-44-32-57-56-14-24-22-52-22-78 0-27 8-54 22-78 13-24 33-43 57-57 23-14 50-21 77-21 28 0 55 7 79 21 23 14 42 33 57 57 13 24 20 51 20 78zM2128 7422c0 26-7 54-21 78s-33 42-57 56c-23 14-51 21-78 21-28 0-54-7-78-21-23-14-43-32-57-56-13-24-21-52-21-78 0-27 8-54 21-78 14-24 34-43 57-57 24-14 51-21 78-21 28 0 55 7 78 21 24 14 43 33 57 57s21 51 21 78zM2733 7724c0 27-7 55-21 79s-32 42-56 56-52 21-79 21c-26 0-53-7-77-21s-43-32-57-56-21-52-21-79 6-53 21-78c13-24 33-42 57-56s51-21 77-21c27 0 55 7 79 21s43 32 56 56c15 25 21 51 21 78zM3936 8174v-147c0-88 67-156 156-156 88 0 155 68 155 156v147 9 147c0 89-67 156-155 156-89 0-156-67-156-156v-147zM8183 8027c0 27-7 54-21 78s-33 43-57 57-51 21-78 21-54-7-78-21-42-33-56-57-22-51-22-78 7-54 22-78c13-24 32-42 56-56s51-22 78-22 54 8 78 22 43 32 57 56 21 51 21 78zM4844 8486h-147c-88 0-156-67-156-156s68-156 156-156h147 9 293 10 293 10 146c88 0 156 67 156 156s-68 156-156 156h-146v147c0 89-69 156-157 156s-156-67-156-156v-147h-146-147zM2422 8780v-147c0-89 67-156 155-156 89 0 156 67 156 156v147 9 294 9 147c0 87-67 155-156 155-88 0-155-68-155-155v-147-9-294zM4238 8780v-147c0-89 68-156 156-156s156 67 156 156v147 9 147c0 88-68 156-156 156s-156-68-156-156v-147zM3486 9394c-89 0-156-68-156-155 0-89 67-156 156-156h147 9 294 9 147c88 0 155 67 155 156 0 87-67 155-155 155h-147v294 9 147c0 88-68 156-156 156-89 0-156-68-156-156v-147-9-294zM5449 9697h-147c-88 0-156-68-156-156s68-156 156-156h147 10 146c88 0 156 68 156 156s-68 156-156 156h-146zM9092 9541c0 27-8 54-22 78-13 23-33 44-57 57-23 13-50 21-77 21-28 0-55-8-79-21-23-13-43-34-57-57-14-24-20-51-20-78 0-28 7-55 20-78 15-24 34-44 57-57 24-14 51-21 79-21 27 0 54 7 77 21 24 13 44 33 57 57 14 23 22 50 22 78zM3036 9844c0 27-7 54-21 78-14 23-33 43-57 57-24 13-51 21-78 21s-54-8-78-21c-24-14-42-34-56-57-14-24-22-51-22-78 0-28 7-55 22-78 13-24 32-44 56-57 24-14 51-21 78-21s54 7 78 21c24 13 43 33 57 57 14 23 21 50 21 78zM4550 9844c0 27-8 54-21 78-13 23-34 43-57 57-24 13-50 21-78 21-27 0-55-8-78-21-24-14-44-34-57-57-14-24-21-51-21-78 0-28 7-55 21-78 13-24 33-44 57-57 23-14 50-21 78-21 27 0 54 7 78 21 23 13 44 33 57 57 13 23 21 50 21 78zM5156 9844c0 27-8 54-21 78-14 23-34 43-58 57-23 13-49 21-77 21-27 0-55-8-78-21-24-14-44-34-58-57-13-24-20-51-20-78 0-28 7-55 20-78 14-24 34-44 58-57 23-14 50-21 78-21 27 0 54 7 77 21 24 13 44 33 58 57 13 23 21 50 21 78zM9385 10000h-146c-89 0-156-68-156-156s67-156 156-156h146 9 147c88 0 156 68 156 156s-68 156-156 156h-147zM681 2119c-379 0-681-303-681-681v-773c0-363 302-665 665-665h773c378 0 681 302 681 681v771c0 364-303 667-667 667zM1816 726c0-243-182-424-424-424h-666c-227 0-424 197-424 424v666c0 242 181 424 424 424h666c228 0 424-196 424-424zM8552 2119c-378 0-681-303-681-681v-773c0-363 303-665 667-665h771c379 0 681 302 681 681v771c0 364-302 667-665 667zM9688 726c0-243-181-424-424-424h-666c-228 0-424 197-424 424v666c0 242 182 424 424 424h666c227 0 424-196 424-424zM681 9990c-379 0-681-302-681-681v-771c0-364 302-667 665-667h773c378 0 681 303 681 681v773c0 363-303 665-667 665zM1816 8598c0-242-182-424-424-424h-666c-227 0-424 196-424 424v666c0 243 181 424 424 424h666c228 0 424-197 424-424zM1513 863v408c0 121-121 242-257 242h-393c-152 0-258-105-258-257v-393c0-137 121-258 258-258h408c137 0 242 106 242 258zM9385 863v408c0 121-121 242-257 242h-394c-152 0-257-105-257-257v-393c0-137 121-258 257-258h409c136 0 242 106 242 258zM1513 8734v409c0 121-121 242-257 242h-393c-152 0-258-106-258-257v-394c0-136 121-257 258-257h408c137 0 242 105 242 257z">
            <text:p/>
          </draw:path>
        </draw:g>
        <draw:frame draw:style-name="gr3" draw:text-style-name="P3" draw:layer="layout" svg:width="2cm" svg:height="2cm" svg:x="4cm" svg:y="4cm">
          <draw:image xlink:href="Pictures/1000080300006775000067755CC3A5D304E16F93.svg" xlink:type="simple" xlink:show="embed" xlink:actuate="onLoad" draw:mime-type="image/svg+xml">
            <text:p/>
          </draw:image>
          <draw:image xlink:href="Pictures/10000001000002C3000002C30D0ABCCA958A8A6E.png" xlink:type="simple" xlink:show="embed" xlink:actuate="onLoad" draw:mime-type="image/png"/>
          <svg:title>Artboard</svg:title>
          <svg:desc>Created with Sketch.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5:47:40.841000000</dc:date>
    <meta:editing-duration>PT2H1M59S</meta:editing-duration>
    <meta:editing-cycles>34</meta:editing-cycles>
    <meta:generator>LibreOffice/7.5.0.3$Windows_X86_64 LibreOffice_project/c21113d003cd3efa8c53188764377a8272d9d6de</meta:generator>
    <meta:document-statistic meta:object-count="19"/>
  </office:meta>
</office:document-meta>
</file>